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81bf91"/>
    </style:style>
    <style:style style:name="P64" style:family="paragraph" style:parent-style-name="Footnote">
      <style:text-properties officeooo:paragraph-rsid="0e9381e6"/>
    </style:style>
    <style:style style:name="P65" style:family="paragraph" style:parent-style-name="Footnote">
      <style:text-properties officeooo:paragraph-rsid="0ead3525"/>
    </style:style>
    <style:style style:name="P66" style:family="paragraph" style:parent-style-name="Footnote">
      <style:text-properties officeooo:paragraph-rsid="0f01ec83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41fd77"/>
    </style:style>
    <style:style style:name="P69" style:family="paragraph" style:parent-style-name="Standard">
      <style:text-properties officeooo:paragraph-rsid="0f430ec2"/>
    </style:style>
    <style:style style:name="P70" style:family="paragraph" style:parent-style-name="Standard">
      <style:text-properties officeooo:paragraph-rsid="0f4d8759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f5f1cf7"/>
    </style:style>
    <style:style style:name="P73" style:family="paragraph" style:parent-style-name="Standard">
      <style:paragraph-properties fo:text-align="center" style:justify-single-word="false"/>
      <style:text-properties officeooo:paragraph-rsid="0eb4913f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Standard">
      <style:text-properties officeooo:paragraph-rsid="0f449ce3"/>
    </style:style>
    <style:style style:name="P83" style:family="paragraph" style:parent-style-name="Standard">
      <style:text-properties officeooo:paragraph-rsid="0d2e61eb"/>
    </style:style>
    <style:style style:name="P84" style:family="paragraph" style:parent-style-name="Standard">
      <style:text-properties officeooo:paragraph-rsid="0f4eeba0"/>
    </style:style>
    <style:style style:name="P85" style:family="paragraph" style:parent-style-name="Footnote">
      <style:text-properties officeooo:paragraph-rsid="0f851529"/>
    </style:style>
    <style:style style:name="P86" style:family="paragraph" style:parent-style-name="Footnote">
      <style:text-properties officeooo:paragraph-rsid="0f8b89b4"/>
    </style:style>
    <style:style style:name="P87" style:family="paragraph" style:parent-style-name="Footnote">
      <style:text-properties officeooo:paragraph-rsid="0f92b562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Standard">
      <style:text-properties officeooo:paragraph-rsid="0f9ce6c3"/>
    </style:style>
    <style:style style:name="P90" style:family="paragraph" style:parent-style-name="Standard">
      <style:text-properties officeooo:paragraph-rsid="0f9ee08e"/>
    </style:style>
    <style:style style:name="P91" style:family="paragraph" style:parent-style-name="Footnote">
      <style:text-properties officeooo:paragraph-rsid="102291f9"/>
    </style:style>
    <style:style style:name="P92" style:family="paragraph" style:parent-style-name="Standard">
      <style:text-properties officeooo:paragraph-rsid="0fa18f06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1" style:family="text">
      <style:text-properties fo:color="#000000" loext:opacity="100%" style:font-name="Liberation Sans" fo:font-size="12pt" style:font-size-asian="12pt" style:font-size-complex="12pt"/>
    </style:style>
    <style:style style:name="T24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4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4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4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7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7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officeooo:rsid="047da547"/>
    </style:style>
    <style:style style:name="T29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style:font-size-asian="12pt" style:font-size-complex="12pt"/>
    </style:style>
    <style:style style:name="T320" style:family="text">
      <style:text-properties style:use-window-font-color="true" loext:opacity="0%" style:font-name="Liberation Sans" officeooo:rsid="0efd8e5c"/>
    </style:style>
    <style:style style:name="T321" style:family="text">
      <style:text-properties officeooo:rsid="04473353"/>
    </style:style>
    <style:style style:name="T3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officeooo:rsid="0aace3cd"/>
    </style:style>
    <style:style style:name="T325" style:family="text">
      <style:text-properties fo:font-size="8pt" style:font-size-asian="8pt" style:font-size-complex="8pt" loext:padding="0.049cm" loext:border="0.31pt solid #000000"/>
    </style:style>
    <style:style style:name="T326" style:family="text">
      <style:text-properties officeooo:rsid="0e5635a7"/>
    </style:style>
    <style:style style:name="T3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2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3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3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4" style:family="text">
      <style:text-properties officeooo:rsid="0f0ca65a"/>
    </style:style>
    <style:style style:name="T335" style:family="text">
      <style:text-properties officeooo:rsid="0f8f58bd"/>
    </style:style>
    <style:style style:name="T336" style:family="text">
      <style:text-properties officeooo:rsid="0f95a7a0"/>
    </style:style>
    <style:style style:name="T337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8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3"><text:span text:style-name="Strong_20_Emphasis"><text:span text:style-name="T209">C</text:span></text:span><text:span text:style-name="Strong_20_Emphasis"><text:span text:style-name="T208">hecklist voor </text:span></text:span><text:span text:style-name="Strong_20_Emphasis"><text:span text:style-name="T210">de installatie</text:span></text:span><text:span text:style-name="Strong_20_Emphasis"><text:span text:style-name="T208"> van </text:span></text:span><text:span text:style-name="Strong_20_Emphasis"><text:span text:style-name="T208"><text:user-field-get text:name="Distro">Ubuntu</text:user-field-get></text:span></text:span><text:span text:style-name="Strong_20_Emphasis"><text:span text:style-name="T208"><text:s/></text:span></text:span><text:span text:style-name="Strong_20_Emphasis"><text:span text:style-name="T215"><text:user-field-get text:name="Version">22.04 LTS</text:user-field-get></text:span></text:span><text:span text:style-name="Strong_20_Emphasis"><text:span text:style-name="T212"><text:note text:id="ftn1" text:note-class="footnote"><text:note-citation>1</text:note-citation><text:note-body><text:p text:style-name="P85"><text:span text:style-name="T248">LTS</text:span><text:span text:style-name="T256"> </text:span><text:span text:style-name="T257">staat voor</text:span><text:span text:style-name="T255"> </text:span><text:span text:style-name="T248">Long-Term Support, langetermijnondersteuning, </text:span><text:span text:style-name="T258">en </text:span><text:span text:style-name="T259">d</text:span><text:span text:style-name="T258">eze </text:span><text:span text:style-name="Strong_20_Emphasis"><text:span text:style-name="T265"><text:user-field-get text:name="Distro">Ubuntu</text:user-field-get></text:span></text:span><text:span text:style-name="T258"><text:s/></text:span><text:span text:style-name="T266"><text:user-field-get text:name="Version">22.04 LTS</text:user-field-get></text:span><text:span text:style-name="T266"><text:s/></text:span><text:span text:style-name="Strong_20_Emphasis"><text:span text:style-name="T267"><text:user-field-get text:name="Edition">Desktop</text:user-field-get></text:span></text:span><text:span text:style-name="Strong_20_Emphasis"><text:span text:style-name="T267"><text:s/></text:span></text:span><text:span text:style-name="T260">(codenaam </text:span><text:span text:style-name="T264">j</text:span><text:span text:style-name="T327">ammy</text:span><text:span text:style-name="T260">) </text:span><text:span text:style-name="T257">van</text:span><text:span text:style-name="T254"> </text:span><text:span text:style-name="T252">april</text:span><text:span text:style-name="T250"> </text:span><text:span text:style-name="Strong_20_Emphasis"><text:span text:style-name="T130"><text:user-field-get style:data-style-name="N0" text:name="Releaseyear">2022</text:user-field-get></text:span></text:span><text:span text:style-name="T252"><text:s/></text:span><text:span text:style-name="T248">wordt </text:span><text:span text:style-name="T249">vijf</text:span><text:span text:style-name="T248"> jaar onder</text:span><text:span text:style-name="T263">steund</text:span><text:span text:style-name="T253"> </text:span><text:span text:style-name="T248">tot </text:span><text:span text:style-name="T252">april</text:span><text:span text:style-name="T247"> </text:span><text:span text:style-name="T248">202</text:span><text:span text:style-name="T252">7</text:span><text:span text:style-name="T251">.</text:span></text:p></text:note-body></text:note></text:span></text:span><text:span text:style-name="Strong_20_Emphasis"><text:span text:style-name="T213"><text:s/></text:span></text:span><text:span text:style-name="Strong_20_Emphasis"><text:span text:style-name="T214"><text:user-field-get text:name="Edition">Desktop</text:user-field-get></text:span></text:span><text:span text:style-name="Strong_20_Emphasis"><text:span text:style-name="T211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34">ONDERSTREEPTE</text:span></text:span><text:span text:style-name="T1"> </text:span><text:span text:style-name="T15">woorden</text:span><text:span text:style-name="T14"> het</text:span><text:span text:style-name="Strong_20_Emphasis"><text:span text:style-name="T273"> </text:span></text:span><text:span text:style-name="Strong_20_Emphasis"><text:span text:style-name="T274">tekstvak</text:span></text:span><text:span text:style-name="T15"> </text:span><text:span text:style-name="T20">in,</text:span><text:span text:style-name="T15"> </text:span><text:span text:style-name="T290">zie </text:span><text:span text:style-name="T320">[</text:span><text:span text:style-name="T290">toelichting</text:span><text:span text:style-name="T320">]</text:span><text:span text:style-name="T15">:</text:span></text:p>
      <text:p text:style-name="P1"><text:span text:style-name="Definition"><text:span text:style-name="T24">GEBRUIKER</text:span></text:span><text:span text:style-name="T298"><text:tab/><text:tab/></text:span><text:span text:style-name="T319"> <text:tab/><text:tab/></text:span><text:span text:style-name="T299"><draw:control text:anchor-type="as-char" svg:y="-0.4cm" draw:z-index="5" draw:name="Gebruiker" draw:style-name="gr2" draw:text-style-name="P99" svg:width="6.4cm" svg:height="0.6cm" draw:control="control6"><svg:title>Gebruiker</svg:title><svg:desc>Volledige naam, bijv. Jan Stek</svg:desc></draw:control></text:span><text:span text:style-name="T299"><text:tab/></text:span><text:span text:style-name="T300">[</text:span><text:span text:style-name="T293">volledige naam, bijv. </text:span><text:span text:style-name="T294">J</text:span><text:span text:style-name="T317">a</text:span><text:span text:style-name="T294">n </text:span><text:span text:style-name="T317">Jansen</text:span><text:span text:style-name="T318">]</text:span></text:p>
      <text:p text:style-name="P67"><text:span text:style-name="Definition"><text:span text:style-name="T292">g</text:span></text:span><text:span text:style-name="Definition">ebruikersnaam</text:span><text:span text:style-name="Definition"><text:span text:style-name="T338"><text:tab/></text:span></text:span><text:span text:style-name="T291"><draw:control text:anchor-type="as-char" svg:y="-0.4cm" draw:z-index="14" draw:name="Gberuikersnaam 2" draw:style-name="gr2" draw:text-style-name="P99" svg:width="6.4cm" svg:height="0.6cm" draw:control="control15"><svg:title>Gebruikersnaam</svg:title><svg:desc>Korte naam, bijv. jan</svg:desc></draw:control></text:span><text:span text:style-name="T291"><text:tab/></text:span><text:span text:style-name="T7">[</text:span><text:span text:style-name="T6">korte naam, bijv. </text:span><text:span text:style-name="T220">j</text:span><text:span text:style-name="T221">a</text:span><text:span text:style-name="T220">n</text:span><text:span text:style-name="T222">]</text:span></text:p>
      <text:p text:style-name="P4"><text:span text:style-name="Definition">COMPUTERNAAM</text:span><text:span text:style-name="T301"><text:tab/><text:tab/></text:span><draw:control text:anchor-type="as-char" svg:y="-0.4cm" draw:z-index="6" draw:name="Computernaam" draw:style-name="gr2" draw:text-style-name="P99" svg:width="6.4cm" svg:height="0.6cm" draw:control="control7"><svg:title>Computernaam</svg:title><svg:desc>Unieke naam van de computer</svg:desc></draw:control><text:tab/><text:span text:style-name="T306">[</text:span><text:span text:style-name="T302">naam van de compute</text:span><text:span text:style-name="T303">r, </text:span><text:span text:style-name="T304">bijv. </text:span><text:span text:style-name="T305">pc02</text:span><text:span text:style-name="T306">]</text:span></text:p>
      <text:p text:style-name="P2"><text:span text:style-name="Definition"><text:span text:style-name="T308">GEBRUIKER</text:span></text:span><text:span text:style-name="Definition"><text:span text:style-name="T312"><text:tab/></text:span></text:span><text:span text:style-name="T307"><text:tab/></text:span><text:span text:style-name="T319"> <text:tab/><text:tab/></text:span><text:span text:style-name="T299"><draw:control text:anchor-type="as-char" svg:y="-0.4cm" draw:z-index="11" draw:name="Gebruiker 1" draw:style-name="gr2" draw:text-style-name="P99" svg:width="6.4cm" svg:height="0.6cm" draw:control="control12"><svg:title>Gebruiker</svg:title><svg:desc>Volledige naam, bijv. Jan Stek</svg:desc></draw:control></text:span><text:span text:style-name="T299"><text:tab/></text:span><text:span text:style-name="T300">[</text:span><text:span text:style-name="T293">volledige naam </text:span><text:span text:style-name="T295">evt. </text:span><text:span text:style-name="T297">extra</text:span><text:span text:style-name="T295"> gebruiker</text:span><text:span text:style-name="T296">]</text:span></text:p>
      <text:p text:style-name="P60"><text:span text:style-name="Definition"><text:span text:style-name="T308">GEBRUIKERSN</text:span></text:span><text:span text:style-name="Definition"><text:span text:style-name="T309">aa</text:span></text:span><text:span text:style-name="Definition"><text:span text:style-name="T308">M</text:span></text:span><text:span text:style-name="Definition"><text:span text:style-name="T312"><text:tab/></text:span></text:span><text:span text:style-name="T291"><draw:control text:anchor-type="as-char" svg:y="-0.4cm" draw:z-index="12" draw:name="Gberuikersnaam 1" draw:style-name="gr2" draw:text-style-name="P99" svg:width="6.4cm" svg:height="0.6cm" draw:control="control13"><svg:title>Gebruikersnaam</svg:title><svg:desc>Korte naam, bijv. jan</svg:desc></draw:control></text:span><text:span text:style-name="T291"><text:tab/></text:span><text:span text:style-name="T311">[</text:span><text:span text:style-name="T310">korte naam</text:span><text:span text:style-name="T313"> </text:span><text:span text:style-name="T314">evt. </text:span><text:span text:style-name="T316">extra</text:span><text:span text:style-name="T314"> gebruiker</text:span><text:span text:style-name="T315">]</text:span></text:p>
      <text:p text:style-name="P5"><text:span text:style-name="T223">Vervang </text:span><text:span text:style-name="T230">de</text:span><text:span text:style-name="T223"> </text:span><text:span text:style-name="Definition"><text:span text:style-name="T25">ONDERSTREEPTE</text:span></text:span><text:span text:style-name="T223"> </text:span><text:span text:style-name="T224">woorden </text:span><text:span text:style-name="T223">in deze checklist door </text:span><text:span text:style-name="T230">d</text:span><text:span text:style-name="T231">i</text:span><text:span text:style-name="T230">e </text:span><text:span text:style-name="T229">in </text:span><text:span text:style-name="T231">het</text:span><text:span text:style-name="Strong_20_Emphasis"><text:span text:style-name="T65"> </text:span></text:span><text:span text:style-name="Strong_20_Emphasis"><text:span text:style-name="T86">tekstvak</text:span></text:span><text:span text:style-name="T223">.</text:span></text:p>
      <text:p text:style-name="P45"/>
      <text:p text:style-name="P45"/>
      <text:p text:style-name="P3"><text:span text:style-name="T235">Nog niet op Linux?</text:span><text:span text:style-name="T225"><text:tab/></text:span><text:span text:style-name="T232"><text:tab/></text:span><text:span text:style-name="T233">G</text:span><text:span text:style-name="T226">ebruik </text:span><text:span text:style-name="Strong_20_Emphasis"><text:span text:style-name="T236">Checklist </text:span></text:span><text:span text:style-name="Strong_20_Emphasis"><text:span text:style-name="T237">overzetten</text:span></text:span><text:span text:style-name="T22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7"> onder </text:span><text:span text:style-name="T234">Linux</text:span><text:span text:style-name="T228">.</text:span></text:p>
      <text:p text:style-name="P42"><text:span text:style-name="T197">Nieuwe installatie?</text:span><text:span text:style-name="T192"><text:tab/></text:span><text:span text:style-name="T194"></text:span><text:span text:style-name="T196"><text:tab/></text:span><text:span text:style-name="T195">B</text:span><text:span text:style-name="T192">egin bij hoofdstuk </text:span><text:span text:style-name="T197"><text:bookmark-ref text:reference-format="page" text:ref-name="__RefNumPara__4009_1271708128">2</text:bookmark-ref></text:span><text:span text:style-name="T192"><text:s text:c="2"/></text:span><text:span text:style-name="T198"><text:bookmark-ref text:reference-format="text" text:ref-name="__RefNumPara__4009_1271708128">Installatie uitvoeren</text:bookmark-ref></text:span><text:span text:style-name="T193">.</text:span></text:p>
      <text:p text:style-name="P25"/>
      <text:p text:style-name="P25"/>
      <text:list xml:id="list957305715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4"><draw:control text:anchor-type="as-char" draw:z-index="9" draw:name="Vorm3_0" draw:style-name="gr1" draw:text-style-name="P9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4"><draw:control text:anchor-type="as-char" draw:z-index="16" draw:name="Vorm3_ 2" draw:style-name="gr1" draw:text-style-name="P98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4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29">E</text:span></text:span><text:span text:style-name="User_20_Entry"><text:span text:style-name="T175">v</text:span></text:span><text:span text:style-name="User_20_Entry"><text:span text:style-name="T176">en</text:span></text:span><text:span text:style-name="User_20_Entry"><text:span text:style-name="T178">t</text:span></text:span><text:span text:style-name="User_20_Entry"><text:span text:style-name="T179">uele </text:span></text:span><text:span text:style-name="User_20_Entry"><text:span text:style-name="T180">extra </text:span></text:span><text:span text:style-name="Definition"><text:span text:style-name="T332">gebruiker</text:span></text:span><text:span text:style-name="User_20_Entry"><text:span text:style-name="T164">s</text:span></text:span><text:span text:style-name="User_20_Entry"><text:span text:style-name="T180"> aanmelden </text:span></text:span><text:span text:style-name="User_20_Entry"><text:span text:style-name="T181">en dezelfde stappen uitvoeren</text:span></text:span><text:span text:style-name="User_20_Entry"><text:span text:style-name="T177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6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1">Installeer </text:span></text:span><text:span text:style-name="Strong_20_Emphasis"><text:span text:style-name="T93">Debian-</text:span></text:span><text:span text:style-name="Strong_20_Emphasis"><text:span text:style-name="T85">pakket kz</text:span></text:span><text:span text:style-name="Strong_20_Emphasis"><text:span text:style-name="T85"><text:note text:id="ftn3" text:note-class="footnote"><text:note-citation>3</text:note-citation><text:note-body><text:p text:style-name="P65">Pakket kz bevat scripts om Debian en Ubuntu soepel en bruikbaar te installeren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68"><text:span text:style-name="Strong_20_Emphasis"><text:span text:style-name="T88">D</text:span></text:span><text:span text:style-name="Strong_20_Emphasis"><text:span text:style-name="T65">ruk op de </text:span></text:span><text:span text:style-name="Strong_20_Emphasis"><text:span text:style-name="T62">Super</text:span></text:span><text:span text:style-name="Strong_20_Emphasis"><text:span text:style-name="T65">-toets</text:span></text:span><text:span text:style-name="Strong_20_Emphasis"><text:span text:style-name="T44"><text:note text:id="ftn4" text:note-class="footnote"><text:note-citation>4</text:note-citation><text:note-body><text:p text:style-name="P66"><text:span text:style-name="T191">D</text:span>e <text:span text:style-name="T325">Super</text:span>-toets <text:span text:style-name="T261">is de Windows-toets, Command-toets </text:span><text:span text:style-name="T262">(Apple)</text:span><text:span text:style-name="T261">, of Vergrootglas-toets </text:span><text:span text:style-name="T262">(Chromebook)</text:span><text:span text:style-name="T261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5">ter</text:span></text:span><text:span text:style-name="Strong_20_Emphasis"><text:span text:style-name="T106">m</text:span></text:span><text:span text:style-name="Strong_20_Emphasis"><text:span text:style-name="T54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07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1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4"> de</text:span></text:span><text:span text:style-name="Strong_20_Emphasis"><text:span text:style-name="T55">z</text:span></text:span><text:span text:style-name="Strong_20_Emphasis"><text:span text:style-name="T54">e </text:span></text:span><text:span text:style-name="Strong_20_Emphasis"><text:span text:style-name="T56">twee </text:span></text:span><text:span text:style-name="Strong_20_Emphasis"><text:span text:style-name="T54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27">wget karelzimmer.nl/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27">bash 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6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6"><draw:control text:anchor-type="as-char" draw:z-index="17" draw:name="Vorm 7" draw:style-name="gr1" draw:text-style-name="P98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5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1" office:value-type="string">
            <text:p text:style-name="P69"><text:span text:style-name="Strong_20_Emphasis"><text:span text:style-name="T88">D</text:span></text:span><text:span text:style-name="Strong_20_Emphasis"><text:span text:style-name="T60">ruk </text:span></text:span><text:span text:style-name="Strong_20_Emphasis"><text:span text:style-name="T61">op de </text:span></text:span><text:span text:style-name="Strong_20_Emphasis"><text:span text:style-name="T62">Super</text:span></text:span><text:span text:style-name="Strong_20_Emphasis"><text:span text:style-name="T61">-toets</text:span></text:span><text:span text:style-name="Strong_20_Emphasis"><text:span text:style-name="T59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01">men</text:span></text:span><text:span text:style-name="Strong_20_Emphasis"><text:span text:style-name="T102">u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</text:span></text:span><text:span text:style-name="Strong_20_Emphasis"><text:span text:style-name="T97"> </text:span></text:span><text:span text:style-name="Strong_20_Emphasis"><text:span text:style-name="T112">Installatiem</text:span></text:span><text:span text:style-name="Strong_20_Emphasis"><text:span text:style-name="T113">enu</text:span></text:span><text:span text:style-name="Strong_20_Emphasis"><text:span text:style-name="T61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1"/></text:span></text:p>
          </table:table-cell>
          <table:table-cell table:style-name="_31_._5f_Installatie_5f_voorbereiden.D12" office:value-type="string">
            <text:p text:style-name="P89"><text:span text:style-name="Strong_20_Emphasis"><text:span text:style-name="T92">Selecteer</text:span></text:span><text:span text:style-name="Strong_20_Emphasis"><text:span text:style-name="T58"> </text:span></text:span><text:span text:style-name="Strong_20_Emphasis"><text:span text:style-name="T114">1</text:span></text:span><text:span text:style-name="Strong_20_Emphasis"><text:span text:style-name="T115"> <text:s/></text:span></text:span><text:span text:style-name="Strong_20_Emphasis"><text:span text:style-name="T116">In</text:span></text:span><text:span text:style-name="Strong_20_Emphasis"><text:span text:style-name="T109">stallatie voorbereiden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8"/>
      <text:list xml:id="list192113946459377" text:continue-numbering="true" text:style-name="L1">
        <text:list-item>
          <text:p text:style-name="P95"><text:bookmark-start text:name="__RefNumPara__4009_1271708128"/><text:span text:style-name="Strong_20_Emphasis"><text:span text:style-name="T238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B1" office:value-type="string">
            <text:p text:style-name="P71"><text:span text:style-name="Strong_20_Emphasis"><text:span text:style-name="T96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1">Start de computer op vanaf</text:span><text:span text:style-name="T241"><text:note text:id="ftn5" text:note-class="footnote"><text:note-citation>1</text:note-citation><text:note-body><text:p text:style-name="P91"><text:span text:style-name="T185">B</text:span><text:span text:style-name="T186">ootmenu/</text:span><text:span text:style-name="T185">S</text:span><text:span text:style-name="T186">etup</text:span><text:span text:style-name="T184"> via </text:span><text:span text:style-name="T182">é</text:span><text:span text:style-name="T183">é</text:span><text:span text:style-name="T185">n van de </text:span><text:span text:style-name="Definition"><text:span text:style-name="T187">Veelgebruikte toetsen: </text:span></text:span><text:span text:style-name="Definition"><text:span text:style-name="T337">E</text:span></text:span><text:span text:style-name="Definition"><text:span text:style-name="T328">sc</text:span></text:span><text:span text:style-name="Definition"><text:span text:style-name="T187">, </text:span></text:span><text:span text:style-name="Definition"><text:span text:style-name="T329">D</text:span></text:span><text:span text:style-name="Definition"><text:span text:style-name="T328">elete</text:span></text:span><text:span text:style-name="Definition"><text:span text:style-name="T187">, </text:span></text:span><text:span text:style-name="Definition"><text:span text:style-name="T329">F</text:span></text:span><text:span text:style-name="Definition"><text:span text:style-name="T328">1</text:span></text:span><text:span text:style-name="Definition"><text:span text:style-name="T187">, </text:span></text:span><text:span text:style-name="Definition"><text:span text:style-name="T328">F2</text:span></text:span><text:span text:style-name="Definition"><text:span text:style-name="T187">, </text:span></text:span><text:span text:style-name="Definition"><text:span text:style-name="T329">F9, </text:span></text:span><text:span text:style-name="Definition"><text:span text:style-name="T330">F10, F11, </text:span></text:span><text:span text:style-name="Definition"><text:span text:style-name="T331">of</text:span></text:span><text:span text:style-name="Definition"><text:span text:style-name="T330"> </text:span></text:span><text:span text:style-name="Definition"><text:span text:style-name="T329">F12</text:span></text:span><text:span text:style-name="T184">.</text:span></text:p></text:note-body></text:note></text:span><text:span text:style-name="T241"> </text:span><text:span text:style-name="T245">een </text:span><text:span text:style-name="Strong_20_Emphasis"><text:span text:style-name="T218"><text:user-field-get text:name="Distro">Ubuntu</text:user-field-get></text:span></text:span><text:span text:style-name="T240"><text:s/></text:span><text:span text:style-name="T219"><text:user-field-get text:name="Version">22.04 LTS</text:user-field-get></text:span><text:span text:style-name="T124"><text:s/></text:span><text:span text:style-name="Strong_20_Emphasis"><text:span text:style-name="T122"><text:user-field-get text:name="Edition">Desktop</text:user-field-get></text:span></text:span><text:span text:style-name="Strong_20_Emphasis"><text:span text:style-name="T122"><text:s/></text:span></text:span><text:span text:style-name="Strong_20_Emphasis"><text:span text:style-name="T123">L</text:span></text:span><text:span text:style-name="T124">ive</text:span><text:span text:style-name="T124"><text:note text:id="ftn6" text:note-class="footnote"><text:note-citation>2</text:note-citation><text:note-body><text:p text:style-name="P87"><text:span text:style-name="T321">Vanaf ee</text:span>n <text:span text:style-name="T336">L</text:span>ive <text:span text:style-name="T335">USB</text:span><text:span text:style-name="T324">-stick </text:span><text:span text:style-name="T326">(</text:span><text:span text:style-name="T324">of </text:span><text:span text:style-name="T335">DVD</text:span><text:span text:style-name="T326">)</text:span><text:span text:style-name="T22"> </text:span>kunt <text:span text:style-name="T321">u opstarten en</text:span> <text:span text:style-name="T16">met </text:span><text:span text:style-name="Strong_20_Emphasis"><text:span text:style-name="T265"><text:user-field-get text:name="Distro">Ubuntu</text:user-field-get></text:span></text:span><text:span text:style-name="Strong_20_Emphasis"><text:span text:style-name="T265"><text:s/></text:span></text:span>werken zonder enige bestanden op de harde schijf te wijzigen en maakt ook installatie van <text:span text:style-name="Strong_20_Emphasis"><text:span text:style-name="T265"><text:user-field-get text:name="Distro">Ubuntu</text:user-field-get></text:span></text:span><text:span text:style-name="Strong_20_Emphasis"><text:span text:style-name="T265"><text:s/></text:span></text:span>mogelijk.</text:p></text:note-body></text:note></text:span><text:span text:style-name="T124"> </text:span><text:span text:style-name="T127">USB</text:span><text:span text:style-name="T125">-stick</text:span><text:span text:style-name="T125"><text:note text:id="ftn7" text:note-class="footnote"><text:note-citation>3</text:note-citation><text:note-body><text:p text:style-name="P86"><text:span text:style-name="Strong_20_Emphasis"><text:span text:style-name="T159">In een grafische werkomgeving:<text:line-break/></text:span></text:span><text:span text:style-name="Strong_20_Emphasis"><text:span text:style-name="T131">Download </text:span></text:span><text:span text:style-name="Strong_20_Emphasis"><text:span text:style-name="T132">een </text:span></text:span><text:span text:style-name="Strong_20_Emphasis"><text:span text:style-name="T133">cd</text:span></text:span><text:span text:style-name="Strong_20_Emphasis"><text:span text:style-name="T160">-beeldbestand</text:span></text:span><text:span text:style-name="Strong_20_Emphasis"><text:span text:style-name="T134"> </text:span></text:span><text:span text:style-name="Strong_20_Emphasis"><text:span text:style-name="T135">(.iso) </text:span></text:span><text:span text:style-name="Strong_20_Emphasis"><text:span text:style-name="T134">vanaf </text:span></text:span><text:a xlink:type="simple" xlink:href="https://nl.releases.ubuntu.com/" text:style-name="Internet_20_link" text:visited-style-name="Visited_20_Internet_20_Link"><text:span text:style-name="Strong_20_Emphasis"><text:span text:style-name="T322">nl.releases.ubuntu.com</text:span></text:span></text:a><text:span text:style-name="Strong_20_Emphasis"><text:span text:style-name="T134">, </text:span></text:span><text:span text:style-name="Strong_20_Emphasis"><text:span text:style-name="T136">klik op</text:span></text:span><text:span text:style-name="Strong_20_Emphasis"><text:span text:style-name="T137"> </text:span></text:span><text:span text:style-name="Strong_20_Emphasis"><text:span text:style-name="T166"><text:user-field-get text:name="Distro">Ubuntu</text:user-field-get></text:span></text:span><text:span text:style-name="Strong_20_Emphasis"><text:span text:style-name="T166"><text:s/></text:span></text:span><text:span text:style-name="Strong_20_Emphasis"><text:span text:style-name="T166"><text:user-field-get text:name="Version">22.04 LTS</text:user-field-get></text:span></text:span><text:span text:style-name="Strong_20_Emphasis"><text:span text:style-name="T166"><text:s/>(Jammy Jellyfish)</text:span></text:span><text:span text:style-name="Strong_20_Emphasis"><text:span text:style-name="T137">, </text:span></text:span><text:span text:style-name="Strong_20_Emphasis"><text:span text:style-name="T138">en </text:span></text:span><text:span text:style-name="Strong_20_Emphasis"><text:span text:style-name="T136">klik </text:span></text:span><text:span text:style-name="Strong_20_Emphasis"><text:span text:style-name="T138">vervolgens </text:span></text:span><text:span text:style-name="Strong_20_Emphasis"><text:span text:style-name="T139">achter</text:span></text:span><text:span text:style-name="Strong_20_Emphasis"><text:span text:style-name="T138"> </text:span></text:span><text:span text:style-name="Strong_20_Emphasis"><text:span text:style-name="T171">Desktop</text:span></text:span><text:span text:style-name="Strong_20_Emphasis"><text:span text:style-name="T167"> image</text:span></text:span><text:span text:style-name="Strong_20_Emphasis"><text:span text:style-name="T138"> </text:span></text:span><text:span text:style-name="Strong_20_Emphasis"><text:span text:style-name="T139">op </text:span></text:span><text:span text:style-name="Strong_20_Emphasis"><text:span text:style-name="T165">64-bit PC (AMD64) desktop image</text:span></text:span><text:span text:style-name="Strong_20_Emphasis"><text:span text:style-name="T163">.</text:span></text:span><text:span text:style-name="Strong_20_Emphasis"><text:span text:style-name="T138"><text:line-break/></text:span></text:span><text:span text:style-name="Strong_20_Emphasis"><text:span text:style-name="T136">P</text:span></text:span><text:span text:style-name="Strong_20_Emphasis"><text:span text:style-name="T131">laats </text:span></text:span><text:span text:style-name="Strong_20_Emphasis"><text:span text:style-name="T132">een </text:span></text:span><text:span text:style-name="Strong_20_Emphasis"><text:span text:style-name="T133">usb</text:span></text:span><text:span text:style-name="Strong_20_Emphasis"><text:span text:style-name="T132">-stick </text:span></text:span><text:span text:style-name="Strong_20_Emphasis"><text:span text:style-name="T161">va</text:span></text:span><text:span text:style-name="Strong_20_Emphasis"><text:span text:style-name="T140">n </text:span></text:span><text:span text:style-name="Strong_20_Emphasis"><text:span text:style-name="T141">min</text:span></text:span><text:span text:style-name="Strong_20_Emphasis"><text:span text:style-name="T142">imaal</text:span></text:span><text:span text:style-name="Strong_20_Emphasis"><text:span text:style-name="T141"> </text:span></text:span><text:span text:style-name="Strong_20_Emphasis"><text:span text:style-name="T143">4</text:span></text:span><text:span text:style-name="Strong_20_Emphasis"><text:span text:style-name="T141"> GB. <text:line-break/></text:span></text:span><text:span text:style-name="Strong_20_Emphasis"><text:span text:style-name="T162">Zoek</text:span></text:span><text:span text:style-name="Strong_20_Emphasis"><text:span text:style-name="T141"> </text:span></text:span><text:span text:style-name="Strong_20_Emphasis"><text:span text:style-name="T168">s</text:span></text:span><text:span text:style-name="Strong_20_Emphasis"><text:span text:style-name="T169">ch</text:span></text:span><text:span text:style-name="Strong_20_Emphasis"><text:span text:style-name="T141"> en klik op het pictogram van</text:span></text:span><text:span text:style-name="Strong_20_Emphasis"><text:span text:style-name="T144"> </text:span></text:span><text:span text:style-name="Strong_20_Emphasis"><text:span text:style-name="T172">Schijven</text:span></text:span><text:span text:style-name="Strong_20_Emphasis"><text:span text:style-name="T145">. Selecteer de </text:span></text:span><text:span text:style-name="Strong_20_Emphasis"><text:span text:style-name="T146">usb</text:span></text:span><text:span text:style-name="Strong_20_Emphasis"><text:span text:style-name="T145">-stick in de lijst van schijven aan de linkerkant en klik rechtsboven op </text:span></text:span><text:span text:style-name="Strong_20_Emphasis"><text:span text:style-name="T170">Schijfinstellingen</text:span></text:span><text:span text:style-name="Strong_20_Emphasis"><text:span text:style-name="T145"> </text:span></text:span><text:span text:style-name="Strong_20_Emphasis"><text:span text:style-name="T170">⋮</text:span></text:span><text:span text:style-name="Strong_20_Emphasis"><text:span text:style-name="T145"> (icoontje met de drie puntjes).</text:span></text:span></text:p><text:p text:style-name="P62"><text:span text:style-name="Strong_20_Emphasis"><text:span text:style-name="T145"><text:tab/>Kies </text:span></text:span><text:span text:style-name="Strong_20_Emphasis"><text:span text:style-name="T170">Schijfkopie terugzetten</text:span></text:span><text:span text:style-name="Strong_20_Emphasis"><text:span text:style-name="T145"> en selecteer </text:span></text:span><text:span text:style-name="Strong_20_Emphasis"><text:span text:style-name="T147">het net</text:span></text:span><text:span text:style-name="Strong_20_Emphasis"><text:span text:style-name="T148"> gedownloade </text:span></text:span><text:span text:style-name="Strong_20_Emphasis"><text:span text:style-name="T149">cd</text:span></text:span><text:span text:style-name="T17">-beeldbestand </text:span><text:span text:style-name="T18">(.iso)</text:span><text:span text:style-name="Strong_20_Emphasis"><text:span text:style-name="T148">.</text:span></text:span></text:p><text:p text:style-name="P64"><text:span text:style-name="Strong_20_Emphasis"><text:span text:style-name="T145"><text:tab/>Klik op </text:span></text:span><text:span text:style-name="Strong_20_Emphasis"><text:span text:style-name="T170">Terugzetten starten</text:span></text:span><text:span text:style-name="Strong_20_Emphasis"><text:span text:style-name="T145"> en vervolgens op </text:span></text:span><text:span text:style-name="Strong_20_Emphasis"><text:span text:style-name="T170">Terugzetten</text:span></text:span><text:span text:style-name="Strong_20_Emphasis"><text:span text:style-name="T150">.<text:line-break/></text:span></text:span><text:span text:style-name="Strong_20_Emphasis"><text:span text:style-name="T151">O</text:span></text:span><text:span text:style-name="Strong_20_Emphasis"><text:span text:style-name="T132">f </text:span></text:span><text:span text:style-name="Strong_20_Emphasis"><text:span text:style-name="T152">gebruik </text:span></text:span><text:span text:style-name="Strong_20_Emphasis"><text:span text:style-name="T153">het programma </text:span></text:span><text:span text:style-name="Strong_20_Emphasis"><text:span text:style-name="T173">Etche</text:span></text:span><text:span text:style-name="Strong_20_Emphasis"><text:span text:style-name="T174">r</text:span></text:span><text:span text:style-name="Strong_20_Emphasis"><text:span text:style-name="T153"> </text:span></text:span><text:span text:style-name="Strong_20_Emphasis"><text:span text:style-name="T154">(</text:span></text:span><text:a xlink:type="simple" xlink:href="https://www.balena.io/etcher/" text:style-name="Internet_20_link" text:visited-style-name="Visited_20_Internet_20_Link"><text:span text:style-name="Strong_20_Emphasis"><text:span text:style-name="T323">etcher.io</text:span></text:span></text:a><text:span text:style-name="Strong_20_Emphasis"><text:span text:style-name="T154">) </text:span></text:span><text:span text:style-name="Strong_20_Emphasis"><text:span text:style-name="T155">dat </text:span></text:span><text:span text:style-name="Strong_20_Emphasis"><text:span text:style-name="T132">beschikbaar </text:span></text:span><text:span text:style-name="Strong_20_Emphasis"><text:span text:style-name="T155">is </text:span></text:span><text:span text:style-name="Strong_20_Emphasis"><text:span text:style-name="T132">voor </text:span></text:span><text:span text:style-name="Strong_20_Emphasis"><text:span text:style-name="T145">Windows, </text:span></text:span><text:span text:style-name="Strong_20_Emphasis"><text:span text:style-name="T156">mac</text:span></text:span><text:span text:style-name="Strong_20_Emphasis"><text:span text:style-name="T157">OS</text:span></text:span><text:span text:style-name="Strong_20_Emphasis"><text:span text:style-name="T153">, </text:span></text:span><text:span text:style-name="Strong_20_Emphasis"><text:span text:style-name="T154">en </text:span></text:span><text:span text:style-name="Strong_20_Emphasis"><text:span text:style-name="T153">Linux</text:span></text:span><text:span text:style-name="Strong_20_Emphasis"><text:span text:style-name="T158">.</text:span></text:span></text:p></text:note-body></text:note></text:span><text:span text:style-name="T124"> </text:span><text:span text:style-name="T126">of </text:span><text:span text:style-name="T127">DVD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1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2">Selecteer</text:span></text:span><text:span text:style-name="Strong_20_Emphasis"><text:span text:style-name="T48"> </text:span></text:span><text:span text:style-name="Strong_20_Emphasis"><text:span text:style-name="T108">Try or Install Ubuntu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28"><draw:control text:anchor-type="as-char" draw:z-index="15" draw:name="Vorm 6" draw:style-name="gr1" draw:text-style-name="P9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2">Kies</text:span><text:span text:style-name="T243"> </text:span><text:span text:style-name="T246">Nederlands</text:span><text:span text:style-name="T243"> en klik</text:span><text:span text:style-name="T244"> </text:span><text:span text:style-name="T243">op</text:span><text:span text:style-name="T242"> </text:span><text:span text:style-name="T239">Ubuntu installeren</text:span><text:span text:style-name="T242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1"><draw:control text:anchor-type="as-char" draw:z-index="13" draw:name="Vorm 1" draw:style-name="gr1" draw:text-style-name="P98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3">Bij</text:span><text:span text:style-name="T276"> </text:span><text:span text:style-name="Strong_20_Emphasis"><text:span text:style-name="T276">Wie bent u?</text:span></text:span><text:span text:style-name="T276">: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9" office:value-type="string">
            <text:p text:style-name="P14"><text:span text:style-name="T282">V</text:span><text:span text:style-name="T277">ul </text:span><text:span text:style-name="T278">in </text:span><text:span text:style-name="Strong_20_Emphasis"><text:span text:style-name="T279">Uw n</text:span></text:span><text:span text:style-name="Strong_20_Emphasis"><text:span text:style-name="T280">aam</text:span></text:span><text:span text:style-name="Strong_20_Emphasis"><text:span text:style-name="T269"> </text:span></text:span><text:span text:style-name="Definition"><text:span text:style-name="T4">gebruiker</text:span></text:span><text:span text:style-name="Strong_20_Emphasis"><text:span text:style-name="T270">, <text:line-break/></text:span></text:span><text:span text:style-name="Strong_20_Emphasis"><text:span text:style-name="T280">Naam </text:span></text:span><text:span text:style-name="Strong_20_Emphasis"><text:span text:style-name="T279">van uw </text:span></text:span><text:span text:style-name="Strong_20_Emphasis"><text:span text:style-name="T281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69">,<text:line-break/></text:span></text:span><text:span text:style-name="Strong_20_Emphasis"><text:span text:style-name="T279">Kies een g</text:span></text:span><text:span text:style-name="Strong_20_Emphasis"><text:span text:style-name="T281">ebruikersnaam</text:span></text:span><text:span text:style-name="Strong_20_Emphasis"><text:span text:style-name="T269"> </text:span></text:span><text:span text:style-name="Definition"><text:span text:style-name="T4">gebruikersnaam</text:span></text:span><text:span text:style-name="Strong_20_Emphasis"><text:span text:style-name="T269">, </text:span></text:span><text:span text:style-name="Strong_20_Emphasis"><text:span text:style-name="T272">en</text:span></text:span><text:span text:style-name="Strong_20_Emphasis"><text:span text:style-name="T269"><text:line-break/></text:span></text:span><text:span text:style-name="Strong_20_Emphasis"><text:span text:style-name="T271">g</text:span></text:span><text:span text:style-name="Strong_20_Emphasis"><text:span text:style-name="T268">eef tweemaal een </text:span></text:span><text:span text:style-name="Strong_20_Emphasis"><text:span text:style-name="T275">wachtwoord</text:span></text:span><text:span text:style-name="Strong_20_Emphasis"><text:span text:style-name="T268">.</text:span></text:span></text:p>
          </table:table-cell>
        </table:table-row>
      </table:table>
      <text:p text:style-name="P46"><text:span text:style-name="Strong_20_Emphasis"><text:span text:style-name="T98"/></text:span></text:p>
      <text:list xml:id="list192112829621096" text:continue-numbering="true" text:style-name="L1">
        <text:list-item>
          <text:p text:style-name="P94"><text:span text:style-name="Strong_20_Emphasis"><text:span text:style-name="T110">Installatie </text:span></text:span><text:span text:style-name="Strong_20_Emphasis"><text:span text:style-name="T111">afronden</text:span></text:span></text:p>
        </text:list-item>
      </text:list>
      <text:p text:style-name="P47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6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0"><text:span text:style-name="Strong_20_Emphasis"><text:span text:style-name="T47">Aanmelden als </text:span></text:span><text:span text:style-name="Definition"><text:span text:style-name="T9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80"><text:span text:style-name="Strong_20_Emphasis"><text:span text:style-name="T99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5"><draw:control text:anchor-type="as-char" draw:z-index="20" draw:name="Vorm13_1" draw:style-name="gr1" draw:text-style-name="P98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96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51">Installeer </text:span></text:span><text:span text:style-name="Strong_20_Emphasis"><text:span text:style-name="T93">Debian-</text:span></text:span><text:span text:style-name="Strong_20_Emphasis"><text:span text:style-name="T85">pakket kz</text:span></text:span><text:span text:style-name="Strong_20_Emphasis"><text:span text:style-name="T85"><text:note text:id="ftn8" text:note-class="footnote"><text:note-citation>1</text:note-citation><text:note-body><text:p text:style-name="P63">Pakket kz bevat scripts om Debian en Ubuntu soepel en bruikbaar te installeren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6" office:value-type="string">
            <text:p text:style-name="P82"><text:span text:style-name="Strong_20_Emphasis"><text:span text:style-name="T89">D</text:span></text:span><text:span text:style-name="Strong_20_Emphasis"><text:span text:style-name="T72">ruk</text:span></text:span><text:span text:style-name="Strong_20_Emphasis"><text:span text:style-name="T59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65"><text:note text:id="ftn9" text:note-class="footnote"><text:note-citation>2</text:note-citation><text:note-body><text:p text:style-name="P43"><text:span text:style-name="T205">De </text:span><text:span text:style-name="T206">Super</text:span><text:span text:style-name="T205">-toets is de Windows-toets, Command-toets </text:span><text:span text:style-name="T207">(Apple)</text:span><text:span text:style-name="T205">, of Vergrootglas-toets </text:span><text:span text:style-name="T207">(Chromebook)</text:span><text:span text:style-name="T205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5">ter</text:span></text:span><text:span text:style-name="Strong_20_Emphasis"><text:span text:style-name="T106">m</text:span></text:span><text:span text:style-name="Strong_20_Emphasis"><text:span text:style-name="T54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07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1"/></text:span></text:p>
          </table:table-cell>
          <table:table-cell table:style-name="_33_._5f_Installatie_5f_afronden.C7" office:value-type="string">
            <text:p text:style-name="P83"><text:span text:style-name="T5">Typ</text:span><text:span text:style-name="Strong_20_Emphasis"><text:span text:style-name="T54"> de</text:span></text:span><text:span text:style-name="Strong_20_Emphasis"><text:span text:style-name="T74">z</text:span></text:span><text:span text:style-name="Strong_20_Emphasis"><text:span text:style-name="T54">e </text:span></text:span><text:span text:style-name="Strong_20_Emphasis"><text:span text:style-name="T56">twee </text:span></text:span><text:span text:style-name="Strong_20_Emphasis"><text:span text:style-name="T54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84"><text:span text:style-name="User_20_Entry"><text:span text:style-name="T27">wget karelzimmer.nl/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84"><text:span text:style-name="User_20_Entry"><text:span text:style-name="T27">bash 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6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3" office:value-type="string">
            <text:p text:style-name="P88"><text:span text:style-name="Strong_20_Emphasis"><text:span text:style-name="T89">D</text:span></text:span><text:span text:style-name="Strong_20_Emphasis"><text:span text:style-name="T78">ruk</text:span></text:span><text:span text:style-name="Strong_20_Emphasis"><text:span text:style-name="T77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45">2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3">men</text:span></text:span><text:span text:style-name="Strong_20_Emphasis"><text:span text:style-name="T102">u</text:span></text:span><text:span text:style-name="Strong_20_Emphasis"><text:span text:style-name="T65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12">Installatiem</text:span></text:span><text:span text:style-name="Strong_20_Emphasis"><text:span text:style-name="T113">enu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1"/></text:span></text:p>
          </table:table-cell>
          <table:table-cell table:style-name="_33_._5f_Installatie_5f_afronden.C14" office:value-type="string">
            <text:p text:style-name="P90"><text:span text:style-name="Strong_20_Emphasis"><text:span text:style-name="T92">Selecteer</text:span></text:span><text:span text:style-name="Strong_20_Emphasis"><text:span text:style-name="T68"> </text:span></text:span><text:span text:style-name="Strong_20_Emphasis"><text:span text:style-name="T117">3 </text:span></text:span><text:span text:style-name="Strong_20_Emphasis"><text:span text:style-name="T100"><text:s/></text:span></text:span><text:span text:style-name="Strong_20_Emphasis"><text:span text:style-name="T118">Installatie</text:span></text:span><text:span text:style-name="Strong_20_Emphasis"><text:span text:style-name="T119"> </text:span></text:span><text:span text:style-name="Strong_20_Emphasis"><text:span text:style-name="T120">afronden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47"><text:span text:style-name="Strong_20_Emphasis"><text:span text:style-name="T47"><text:tab/></text:span></text:span></text:p>
      <text:p text:style-name="P48"><text:span text:style-name="Strong_20_Emphasis"><text:span text:style-name="T69"/></text:span></text:p>
      <text:p text:style-name="P49"><text:span text:style-name="Strong_20_Emphasis"><text:span text:style-name="T58"/></text:span></text:p>
      <text:list xml:id="list192112637134044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6"><draw:control text:anchor-type="as-char" draw:z-index="8" draw:name="Vorm40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8"><text:span text:style-name="Strong_20_Emphasis"><text:span text:style-name="T96"><draw:control text:anchor-type="as-char" draw:z-index="18" draw:name="Vorm40_ 1" draw:style-name="gr1" draw:text-style-name="P98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7">Aanmelden als </text:span></text:span><text:span text:style-name="Definition"><text:span text:style-name="T9">gebruiker</text:span></text:span><text:span text:style-name="Strong_20_Emphasis"><text:span text:style-name="T79"><text:note text:id="ftn10" text:note-class="footnote"><text:note-citation>1</text:note-citation><text:note-body><text:p text:style-name="P59"><text:span text:style-name="User_20_Entry"><text:span text:style-name="T188">E</text:span></text:span><text:span text:style-name="User_20_Entry"><text:span text:style-name="T190">ventuele extra </text:span></text:span><text:span text:style-name="Definition"><text:span text:style-name="T333">gebruiker</text:span></text:span><text:span text:style-name="User_20_Entry"><text:span text:style-name="T189">s</text:span></text:span><text:span text:style-name="User_20_Entry"><text:span text:style-name="T190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5"><draw:control text:anchor-type="as-char" draw:z-index="21" draw:name="Vorm13_ 1" draw:style-name="gr1" draw:text-style-name="P98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6"><draw:control text:anchor-type="as-char" draw:z-index="10" draw:name="Vorm40_2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79"><text:span text:style-name="Strong_20_Emphasis"><text:span text:style-name="T96"><draw:control text:anchor-type="as-char" draw:z-index="19" draw:name="Vorm40_ 2" draw:style-name="gr1" draw:text-style-name="P98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91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D6" office:value-type="string">
            <text:p text:style-name="P19"><text:span text:style-name="Strong_20_Emphasis"><text:span text:style-name="T90">D</text:span></text:span><text:span text:style-name="Strong_20_Emphasis"><text:span text:style-name="T78">ruk</text:span></text:span><text:span text:style-name="Strong_20_Emphasis"><text:span text:style-name="T77"> op</text:span></text:span><text:span text:style-name="Strong_20_Emphasis"><text:span text:style-name="T73"> de </text:span></text:span><text:span text:style-name="Strong_20_Emphasis"><text:span text:style-name="T62">Super</text:span></text:span><text:span text:style-name="Strong_20_Emphasis"><text:span text:style-name="T73">-toets</text:span></text:span><text:span text:style-name="Strong_20_Emphasis"><text:span text:style-name="T44"><text:note text:id="ftn11" text:note-class="footnote"><text:note-citation>2</text:note-citation><text:note-body><text:p text:style-name="P44"><text:span text:style-name="T205">De </text:span><text:span text:style-name="T206">Super</text:span><text:span text:style-name="T205">-toets is de Windows-toets, Command-toets </text:span><text:span text:style-name="T207">(Apple)</text:span><text:span text:style-name="T205">, of Vergrootglas-toets </text:span><text:span text:style-name="T207">(Chromebook)</text:span><text:span text:style-name="T205">.</text:span></text:p></text:note-body></text:note></text:span></text:span><text:span text:style-name="Strong_20_Emphasis"><text:span text:style-name="T59">, </text:span></text:span><text:span text:style-name="Strong_20_Emphasis"><text:span text:style-name="T70">t</text:span></text:span><text:span text:style-name="Strong_20_Emphasis"><text:span text:style-name="T64">yp </text:span></text:span><text:span text:style-name="Strong_20_Emphasis"><text:span text:style-name="T103">men</text:span></text:span><text:span text:style-name="Strong_20_Emphasis"><text:span text:style-name="T102">u</text:span></text:span><text:span text:style-name="Strong_20_Emphasis"><text:span text:style-name="T65"> </text:span></text:span><text:span text:style-name="Strong_20_Emphasis"><text:span text:style-name="T71">e</text:span></text:span><text:span text:style-name="Strong_20_Emphasis"><text:span text:style-name="T52">n </text:span></text:span><text:span text:style-name="Strong_20_Emphasis"><text:span text:style-name="T67">k</text:span></text:span><text:span text:style-name="Strong_20_Emphasis"><text:span text:style-name="T52">lik op het pictogram van </text:span></text:span><text:span text:style-name="Strong_20_Emphasis"><text:span text:style-name="T112">Installatiem</text:span></text:span><text:span text:style-name="Strong_20_Emphasis"><text:span text:style-name="T113">enu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2">Selecteer</text:span></text:span><text:span text:style-name="Strong_20_Emphasis"><text:span text:style-name="T68"> </text:span></text:span><text:span text:style-name="Strong_20_Emphasis"><text:span text:style-name="T117">4 <text:s/></text:span></text:span><text:span text:style-name="Strong_20_Emphasis"><text:span text:style-name="T104">Gebruiker inrichten</text:span></text:span><text:span text:style-name="Strong_20_Emphasis"><text:span text:style-name="T8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16"><text:span text:style-name="Strong_20_Emphasis"><text:span text:style-name="T84"/></text:span></text:p>
      <text:p text:style-name="P41"/>
      <text:p text:style-name="P30"><text:span text:style-name="T199">E</text:span><text:span text:style-name="T200">inde c</text:span><text:span text:style-name="T201">hecklist, </text:span><text:span text:style-name="T202">d</text:span><text:span text:style-name="T201">e installatie van </text:span><text:span text:style-name="Strong_20_Emphasis"><text:span text:style-name="T216"><text:user-field-get text:name="Distro">Ubuntu</text:user-field-get></text:span></text:span><text:span text:style-name="T203"><text:s/></text:span><text:span text:style-name="T204"><text:user-field-get text:name="Version">22.04 LTS</text:user-field-get></text:span><text:span text:style-name="Strong_20_Emphasis"><text:span text:style-name="T217"><text:s/></text:span></text:span><text:span text:style-name="Strong_20_Emphasis"><text:span text:style-name="T121"><text:user-field-get text:name="Edition">Desktop</text:user-field-get></text:span></text:span><text:span text:style-name="Strong_20_Emphasis"><text:span text:style-name="T121"><text:s/></text:span></text:span><text:span text:style-name="T201">is voltooid.</text:span></text:p>
      <text:p text:style-name="P11"/>
      <text:p text:style-name="P6"><text:span text:style-name="Emphasis"><text:span text:style-name="T287">Geschreven </text:span></text:span><text:span text:style-name="Emphasis"><text:span text:style-name="T285">d</text:span></text:span><text:span text:style-name="Emphasis"><text:span text:style-name="T28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8">Karel Zimmer</text:span></text:span></text:a><text:span text:style-name="Emphasis"><text:span text:style-name="T28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9">CC0 1.0 Universeel</text:span></text:span></text:a><text:span text:style-name="Emphasis"><text:span text:style-name="T287">,</text:span></text:span><text:span text:style-name="Emphasis"><text:span text:style-name="T284"> </text:span></text:span><text:span text:style-name="Strong_20_Emphasis"><text:span text:style-name="T58"><text:user-field-get style:data-style-name="N0" text:name="Releaseyear">2022</text:user-field-get></text:span></text:span><text:span text:style-name="Emphasis"><text:span text:style-name="T286">-</text:span></text:span><text:span text:style-name="Emphasis"><text:span text:style-name="T286"><text:date style:data-style-name="N10107" text:date-value="2023-10-04T19:21:12.066251188">2023</text:date></text:span></text:span><text:span text:style-name="Emphasis"><text:span text:style-name="T28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10-04T19:21:11.738466806">04-10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4T19:21:11.565895428</dc:date>
    <meta:keyword>Installatie</meta:keyword>
    <meta:keyword>Checklist</meta:keyword>
    <meta:keyword>Linux</meta:keyword>
    <meta:editing-cycles>6754</meta:editing-cycles>
    <meta:editing-duration>P11DT23H31M56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4" meta:word-count="588" meta:character-count="4084" meta:non-whitespace-character-count="3541"/>
    <meta:user-defined meta:name="Info 1"/>
    <meta:user-defined meta:name="Info 2"/>
    <meta:user-defined meta:name="Info 3"/>
    <meta:user-defined meta:name="Info 4"/>
  </office:meta>
</office:document-meta>
</file>